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style:font-face style:name="Liberation Serif1" svg:font-family="'Liberation Serif'" style:font-family-generic="roman"/>
    <style:font-face style:name="Lucida Sans1" svg:font-family="'Lucida Sans'" style:font-family-generic="swiss"/>
    <style:font-face style:name="Aptos Display" svg:font-family="'Aptos Displa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autami" svg:font-family="Gautam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26ef"/>
    </style:style>
    <style:style style:name="P2" style:family="paragraph" style:parent-style-name="Standard">
      <style:text-properties fo:font-weight="bold" officeooo:paragraph-rsid="001226ef" style:font-weight-asian="bold" style:font-weight-complex="bold"/>
    </style:style>
    <style:style style:name="P3" style:family="paragraph" style:parent-style-name="Text_20_body" style:list-style-name="L2"/>
    <style:style style:name="P4" style:family="paragraph" style:parent-style-name="Text_20_body" style:list-style-name="L2">
      <style:text-properties officeooo:paragraph-rsid="001351d2"/>
    </style:style>
    <style:style style:name="P5" style:family="paragraph" style:parent-style-name="Text_20_body">
      <style:text-properties officeooo:paragraph-rsid="001351d2"/>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5f54d" style:font-weight-asian="bold" style:font-weight-complex="bold"/>
    </style:style>
    <style:style style:name="P8" style:family="paragraph" style:parent-style-name="Text_20_body" style:list-style-name="L28">
      <style:text-properties fo:font-weight="bold" style:font-weight-asian="bold" style:font-weight-complex="bold"/>
    </style:style>
    <style:style style:name="P9" style:family="paragraph" style:parent-style-name="Text_20_body">
      <style:text-properties officeooo:paragraph-rsid="0015f54d"/>
    </style:style>
    <style:style style:name="P10" style:family="paragraph" style:parent-style-name="Text_20_body" style:list-style-name="L26">
      <style:text-properties officeooo:paragraph-rsid="0015f54d"/>
    </style:style>
    <style:style style:name="P11" style:family="paragraph" style:parent-style-name="Text_20_body" style:list-style-name="L28"/>
    <style:style style:name="P12" style:family="paragraph" style:parent-style-name="Text_20_body" style:list-style-name="L28">
      <style:text-properties officeooo:paragraph-rsid="0015f54d"/>
    </style:style>
    <style:style style:name="P13" style:family="paragraph" style:list-style-name="L1"/>
    <style:style style:name="P14" style:family="paragraph" style:list-style-name="L2"/>
    <style:style style:name="P15" style:family="paragraph">
      <style:text-properties fo:font-weight="bold" style:font-weight-asian="bold" style:font-weight-complex="bold"/>
    </style:style>
    <style:style style:name="P16" style:family="paragraph" style:list-style-name="L26"/>
    <style:style style:name="P17" style:family="paragraph" style:list-style-name="L27"/>
    <style:style style:name="P18" style:family="paragraph" style:list-style-name="L28"/>
    <style:style style:name="P19" style:family="paragraph" style:parent-style-name="Text_20_body" style:list-style-name="L28" style:master-page-name="">
      <loext:graphic-properties draw:fill="none"/>
      <style:paragraph-properties fo:margin-left="0.6cm" fo:margin-right="0cm" fo:margin-top="0cm" fo:margin-bottom="0.247cm" style:contextual-spacing="false" fo:line-height="115%" fo:text-indent="-0.6cm" style:auto-text-indent="false" style:page-number="auto" fo:background-color="transparent"/>
      <style:text-properties fo:font-weight="bold" officeooo:paragraph-rsid="0015f54d" style:font-weight-asian="bold" style:font-weight-complex="bold"/>
    </style:style>
    <style:style style:name="P20" style:family="paragraph" style:parent-style-name="Title">
      <style:text-properties officeooo:paragraph-rsid="001226ef"/>
    </style:style>
    <style:style style:name="T1" style:family="text">
      <style:text-properties fo:font-variant="normal" fo:text-transform="none" fo:color="#156082" loext:opacity="100%" fo:letter-spacing="normal" fo:font-weight="bold" style:font-weight-asian="bold"/>
    </style:style>
    <style:style style:name="T2" style:family="text">
      <style:text-properties fo:font-variant="normal" fo:text-transform="none" fo:color="#156082" loext:opacity="100%" fo:letter-spacing="normal" fo:font-weight="bold" style:font-weight-asian="bold" style:font-weight-complex="bold"/>
    </style:style>
    <style:style style:name="T3" style:family="text">
      <style:text-properties fo:font-variant="normal" fo:text-transform="none" fo:color="#156082" loext:opacity="100%" fo:letter-spacing="normal"/>
    </style:style>
    <style:style style:name="T4" style:family="text">
      <style:text-properties fo:font-variant="normal" fo:text-transform="none" fo:color="#ececec" loext:opacity="100%" style:font-name="ui-sans-serif" fo:font-size="9.60000038146973pt" fo:letter-spacing="normal" fo:font-style="normal" fo:font-weight="normal"/>
    </style:style>
    <style:style style:name="T5" style:family="text">
      <style:text-properties fo:font-variant="normal" fo:text-transform="none" fo:color="#ececec" loext:opacity="100%" style:font-name="ui-sans-serif" fo:font-size="9.60000038146973pt" fo:letter-spacing="normal" fo:font-style="normal" fo:font-weight="normal" style:font-weight-asian="bold" style:font-weight-complex="bold"/>
    </style:style>
    <style:style style:name="T6" style:family="text">
      <style:text-properties fo:font-variant="normal" fo:text-transform="none" fo:color="#ececec" loext:opacity="100%" style:font-name="ui-sans-serif" fo:font-size="9.60000038146973pt" fo:letter-spacing="normal" fo:font-style="normal" fo:font-weight="normal" officeooo:rsid="0014ffa9" style:font-weight-asian="bold" style:font-weight-complex="bold"/>
    </style:style>
    <style:style style:name="T7" style:family="text">
      <style:text-properties fo:font-variant="normal" fo:text-transform="none" fo:color="#ececec" loext:opacity="100%" style:font-name="ui-sans-serif" fo:font-size="9.60000038146973pt" fo:letter-spacing="normal" fo:font-style="normal" fo:font-weight="normal" officeooo:rsid="0014ffa9" loext:padding="0.049cm" loext:border="0.06pt solid #000000"/>
    </style:style>
    <style:style style:name="T8" style:family="text">
      <style:text-properties fo:font-weight="bold" style:font-weight-asian="bold" style:font-weight-complex="bold"/>
    </style:style>
    <style:style style:name="T9" style:family="text">
      <style:text-properties fo:font-weight="bold" officeooo:rsid="0014ffa9" style:font-weight-asian="bold" style:font-weight-complex="bold"/>
    </style:style>
    <style:style style:name="T10" style:family="text">
      <style:text-properties fo:font-size="12pt" style:text-underline-style="solid" style:text-underline-width="bold" style:text-underline-color="font-color" fo:font-weight="bold" style:font-size-asian="12pt" style:font-weight-asian="bold" style:font-size-complex="12pt" style:font-weight-complex="bold"/>
    </style:style>
    <style:style style:name="T11" style:family="text">
      <style:text-properties officeooo:rsid="001351d2"/>
    </style:style>
    <style:style style:name="T12" style:family="text">
      <style:text-properties style:font-name="Liberation Serif1" officeooo:rsid="001351d2" style:font-name-asian="Liberation Serif1" style:font-name-complex="Liberation Serif1"/>
    </style:style>
    <style:style style:name="T13" style:family="text">
      <style:text-properties style:font-name="Liberation Serif" officeooo:rsid="001351d2" style:font-name-asian="NSimSun" style:font-name-complex="Lucida Sans"/>
    </style:style>
    <style:style style:name="T14" style:family="text">
      <style:text-properties officeooo:rsid="0014ffa9"/>
    </style:style>
    <style:style style:name="T15" style:family="text">
      <style:text-properties fo:font-weight="normal" style:font-weight-asian="normal" style:font-weight-complex="normal"/>
    </style:style>
    <style:style style:name="T16" style:family="text">
      <style:text-properties fo:font-weight="normal" style:font-weight-asian="normal" style:font-weight-complex="normal" loext:padding="0cm" loext:border="none"/>
    </style:style>
    <style:style style:name="T17" style:family="text">
      <style:text-properties fo:color="#000000" loext:opacity="100%" style:font-name="Times New Roman" officeooo:rsid="0014ffa9"/>
    </style:style>
    <style:style style:name="T18" style:family="text">
      <style:text-properties fo:color="#c9211e" loext:opacity="100%" style:font-name="Times New Roman" officeooo:rsid="0014ffa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58cm" fo:text-indent="-0.635cm" fo:margin-left="8.15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E</text:span><text:span text:style-name="T3">stimation </text:span><text:span text:style-name="T2">A</text:span><text:span text:style-name="T3">nd </text:span><text:span text:style-name="T1">C</text:span><text:span text:style-name="T3">onfidence </text:span><text:span text:style-name="T1">I</text:span><text:span text:style-name="T3">ntervals</text:span></text:p>
      <text:p text:style-name="P1"><text:span text:style-name="T3"/></text:p>
      <text:p text:style-name="P1"><text:span text:style-name="T8">Background</text:span></text:p>
      <text:p text:style-name="P1">In quality control processes, especially when dealing with high-value items, destructive sampling is a necessary but costly method to ensure product quality. The test to determine whether an item meets the quality standards destroys the item, leading to the requirement of small sample sizes due to cost constraints.</text:p>
      <text:p text:style-name="P1"><text:span text:style-name="T8">Scenario</text:span></text:p>
      <text:p text:style-name="P1">A manufacturer of print-heads for personal computers is interested in estimating the mean durability of their print-heads in terms of the number of characters printed before failure. To assess this, the manufacturer conducts a study on a small sample of print-heads due to the destructive nature of the testing process.</text:p>
      <text:p text:style-name="P1"><text:span text:style-name="T8">Data</text:span></text:p>
      <text:p text:style-name="P1">A total of 15 print-heads were randomly selected and tested until failure. The durability of each print-head (in millions of characters) was recorded as follows:</text:p>
      <text:p text:style-name="P1"><text:span text:style-name="T3">1.13, 1.55, 1.43, 0.92, 1.25, 1.36, 1.32, 0.85, 1.07, 1.48, 1.20, 1.33, 1.18, 1.22, 1.29</text:span></text:p>
      <text:p text:style-name="P1"><text:span text:style-name="T3"/></text:p>
      <text:p text:style-name="P1"><text:span text:style-name="T3"/></text:p>
      <text:p text:style-name="P1"><text:span text:style-name="T10">Assignment Tasks</text:span></text:p>
      <text:p text:style-name="P1"><text:span text:style-name="T8">a. Build 99% Confidence Interval Using Sample Standard Deviation</text:span></text:p>
      <text:p text:style-name="P1"><text:span text:style-name="T3">Assuming the sample is representative of the population, construct a 99% confidence interval for the mean number of characters printed before the print-head fails using the sample standard deviation. Explain the steps you take and the rationale behind using the t-distribution for this task.</text:span></text:p>
      <text:p text:style-name="P1"><text:span text:style-name="T3"/></text:p>
      <text:p text:style-name="P2"><text:span text:style-name="T3"/></text:p>
      <text:p text:style-name="P6">Step 1: Calculate the Sample Mean:</text:p>
      <text:list xml:id="list2237811543" text:style-name="L1">
        <text:list-item>
          <text:p text:style-name="Text_20_body">Sample Mean (𝑥ˉxˉ) = ∑𝑖=1𝑛𝑥𝑖𝑛n∑i=1n​xi​​​</text:p>
        </text:list-item>
      </text:list>
      <text:p text:style-name="Text_20_body">a. <text:span text:style-name="Strong_20_Emphasis">Using Sample Standard Deviation</text:span>:</text:p>
      <text:p text:style-name="Text_20_body">Given data:</text:p>
      <text:list xml:id="list2687509002" text:style-name="L2">
        <text:list-item>
          <text:p text:style-name="P3">Sample size (𝑛n) = 15</text:p>
        </text:list-item>
        <text:list-item>
          <text:p text:style-name="P3">Durability of print-heads: 1.13, 1.55, 1.43, 0.92, 1.25, 1.36, 1.32, 0.85, 1.07, 1.48, 1.20, 1.33, 1.18, 1.22, 1.29</text:p>
        </text:list-item>
        <text:list-item>
          <text:p text:style-name="P3">Calculate the sum of all durability values and divide by the number of samples.</text:p>
        </text:list-item>
        <text:list-item>
          <text:p text:style-name="P3">Sample Mean (𝑥ˉxˉ) = 1.13+1.55+...+1.22+1.2915151.13+1.55+...+1.22+1.29<text:span text:style-name="T11">\</text:span></text:p>
        </text:list-item>
        <text:list-item>
          <text:p text:style-name="P4"><text:s/>Sample Mean(𝑥ˉ)≈1.2387Sample Mean(xˉ)≈1.2387 million character</text:p>
        </text:list-item>
      </text:list>
      <text:p text:style-name="P5"><text:s text:c="4"/></text:p>
      <text:p text:style-name="P5"/>
      <text:list xml:id="list162348824682759" text:continue-numbering="true" text:style-name="L2">
        <text:list-header>
          <text:p text:style-name="P4"><text:soft-page-break/><text:span text:style-name="T8">Step 2: Calculate the Sample Standard Deviation:</text:span></text:p>
        </text:list-header>
      </text:list>
      <text:p text:style-name="P1"/>
      <text:list xml:id="list1775113367" text:style-name="L28">
        <text:list-item>
          <text:p text:style-name="P11">Sample Standard Deviation (s) = ∑𝑖=1𝑛(𝑥𝑖−𝑥ˉ)2𝑛−1n−1∑i=0.1565 million character</text:p>
          <text:p text:style-name="P8">Step 3: Determine the t-score:</text:p>
        </text:list-item>
        <text:list-item>
          <text:p text:style-name="P11">Degrees of Freedom (𝑑𝑓<text:span text:style-name="T14">)</text:span>= 𝑛−1=15−1=14</text:p>
        </text:list-item>
        <text:list-item>
          <text:p text:style-name="P12">For a 99% confidence level and 14 degrees of freedom, the t-score is approximately 2.976842</text:p>
          <text:p text:style-name="P11"/>
          <text:p text:style-name="P8"><text:s/>Step 4: Calculate Margin of Error:</text:p>
        </text:list-item>
        <text:list-item>
          <text:p text:style-name="P11">Margin of Error = t-score * n​/√<text:span text:style-name="T11">s</text:span>​</text:p>
        </text:list-item>
        <text:list-item>
          <text:p text:style-name="P11">Margin of Error ≈ 2.976842 * 0.0809/<text:span text:style-name="T12">√</text:span><text:span text:style-name="T13">15</text:span></text:p>
        </text:list-item>
        <text:list-item>
          <text:p text:style-name="P11">Margin of Error ≈ 2.976842 *0.0809/√3.872983​</text:p>
        </text:list-item>
        <text:list-item>
          <text:p text:style-name="P11">Margin of Error ≈ 2.976842 * 0.<text:span text:style-name="T14">0209</text:span></text:p>
        </text:list-item>
        <text:list-item>
          <text:p text:style-name="P12">Margin of Error ≈ 0.062184 million characters</text:p>
          <text:p text:style-name="P19">Step 5: Calculate Confidence Interval:</text:p>
        </text:list-item>
        <text:list-item>
          <text:p text:style-name="P11">Confidence Interval ≈ Sample Mean ± Margin of Error</text:p>
        </text:list-item>
        <text:list-item>
          <text:p text:style-name="P11">Confidence Interval ≈ 1.198 ± 0.062184</text:p>
        </text:list-item>
        <text:list-item>
          <text:p text:style-name="P11">Confidence Interval ≈ (1.135816, 1.260184) million characters</text:p>
        </text:list-item>
      </text:list>
      <text:p text:style-name="Text_20_body"/>
      <text:p text:style-name="Text_20_body"/>
      <text:p text:style-name="Text_20_body">b. <text:span text:style-name="Strong_20_Emphasis">Using Known Population Standard Deviation</text:span>:</text:p>
      <text:p text:style-name="Text_20_body"><text:s text:c="6"/>Given data:</text:p>
      <text:p text:style-name="P6"><text:span text:style-name="T15"><text:s text:c="12"/>Population</text:span> <text:span text:style-name="T15">Standard Deviation (</text:span><text:span text:style-name="T16">𝜎</text:span><text:span text:style-name="T15">) = 0.2 million characters</text:span></text:p>
      <text:p text:style-name="Text_20_body"><text:span text:style-name="T8"><text:line-break/> </text:span><text:span text:style-name="T9">s</text:span><text:span text:style-name="T8">tep 2: Determine the z-score:</text:span></text:p>
      <text:list xml:id="list2937566172" text:style-name="L26">
        <text:list-item>
          <text:p text:style-name="Text_20_body">For a 99% confidence level, the z-score is approximately 2.576.</text:p>
        </text:list-item>
        <text:list-item>
          <text:p text:style-name="P10"><text:span text:style-name="T17">margin of error =0.133022 million characters</text:span><text:line-break/></text:p>
        </text:list-item>
      </text:list>
      <text:p text:style-name="P7">Step 4: Calculate Confidence Interval:</text:p>
      <text:list xml:id="list608813319" text:style-name="L27">
        <text:list-item>
          <text:p text:style-name="Text_20_body">Confidence Interval ≈ Sample Mean ± Margin of Error</text:p>
        </text:list-item>
        <text:list-item>
          <text:p text:style-name="Text_20_body">Confidence Interval ≈ 1.198 ± 0.133022</text:p>
        </text:list-item>
        <text:list-item>
          <text:p text:style-name="Text_20_body">Confidence Interval ≈ (1.065978, 1.330022) million characters</text:p>
        </text:list-item>
      </text:list>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style:font-face style:name="Liberation Serif1" svg:font-family="'Liberation Serif'" style:font-family-generic="roman"/>
    <style:font-face style:name="Lucida Sans1" svg:font-family="'Lucida Sans'" style:font-family-generic="swiss"/>
    <style:font-face style:name="Aptos Display" svg:font-family="'Aptos Displa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autami" svg:font-family="Gautam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tandard" style:default-outline-level="" style:class="chapter">
      <style:paragraph-properties fo:margin-top="0cm" fo:margin-bottom="0.706cm" style:contextual-spacing="true" fo:line-height="100%" fo:text-align="center" style:justify-single-word="false" fo:padding-left="0cm" fo:padding-right="0cm" fo:padding-top="0.282cm" fo:padding-bottom="0.282cm" fo:border-left="none" fo:border-right="none" fo:border-top="0.74pt solid #196b24" fo:border-bottom="0.74pt solid #196b24"/>
      <style:text-properties fo:text-transform="uppercase" fo:color="#0e2841" loext:opacity="100%" style:font-name="Aptos Display" fo:font-family="'Aptos Display'" style:font-family-generic="roman" style:font-pitch="variable" fo:font-size="36pt" fo:letter-spacing="0.053cm" style:font-name-asian="F" style:font-family-generic-asian="system" style:font-pitch-asian="variable" style:font-size-asian="36pt" style:font-name-complex="Gautami" style:font-family-complex="Gautami" style:font-family-generic-complex="system" style:font-pitch-complex="variable" style:font-size-complex="3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8T15:40:07.150000000</meta:creation-date>
    <dc:date>2024-05-28T16:23:05.125000000</dc:date>
    <meta:editing-duration>PT4M7S</meta:editing-duration>
    <meta:editing-cycles>1</meta:editing-cycles>
    <meta:generator>LibreOffice/7.1.5.2$Windows_X86_64 LibreOffice_project/85f04e9f809797b8199d13c421bd8a2b025d52b5</meta:generator>
    <meta:document-statistic meta:table-count="0" meta:image-count="0" meta:object-count="0" meta:page-count="2" meta:paragraph-count="46" meta:word-count="458" meta:character-count="2996" meta:non-whitespace-character-count="2566"/>
  </office:meta>
</office:document-meta>
</file>